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5.151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7.041cm"/>
    </style:style>
    <style:style style:name="pr10" style:family="presentation" style:parent-style-name="Default-outline1">
      <style:graphic-properties fo:min-height="14.885cm"/>
    </style:style>
    <style:style style:name="pr11" style:family="presentation" style:parent-style-name="Default-outline1">
      <style:graphic-properties draw:auto-grow-height="true" fo:min-height="14.676cm"/>
    </style:style>
    <style:style style:name="pr12" style:family="presentation" style:parent-style-name="Default-outline1">
      <style:graphic-properties fo:min-height="17.82cm"/>
    </style:style>
    <style:style style:name="pr13" style:family="presentation" style:parent-style-name="Default-outline1">
      <style:graphic-properties draw:auto-grow-height="true" fo:min-height="13.859cm"/>
    </style:style>
    <style:style style:name="pr14" style:family="presentation" style:parent-style-name="Default-outline1">
      <style:graphic-properties fo:min-height="15.351cm"/>
    </style:style>
    <style:style style:name="pr15" style:family="presentation" style:parent-style-name="Default-outline1">
      <style:graphic-properties fo:min-height="13.39cm"/>
    </style:style>
    <style:style style:name="pr16" style:family="presentation" style:parent-style-name="Default-outline1">
      <style:graphic-properties fo:min-height="13.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margin-top="0cm" fo:margin-bottom="0.102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left="0cm" fo:margin-right="0cm" fo:margin-top="0.1cm" fo:margin-bottom="0.599cm" fo:text-indent="0cm"/>
    </style:style>
    <style:style style:name="P8" style:family="paragraph">
      <style:paragraph-properties fo:margin-top="0cm" fo:margin-bottom="0.61cm"/>
    </style:style>
    <style:style style:name="P9" style:family="paragraph">
      <style:paragraph-properties fo:margin-top="0cm" fo:margin-bottom="0.508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" fo:font-size="26pt" style:font-size-asian="26pt" style:font-size-complex="26pt"/>
    </style:style>
    <style:style style:name="T5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Arial2" fo:font-size="32pt" style:font-size-asian="32pt" style:font-size-complex="32pt"/>
    </style:style>
    <style:style style:name="T7" style:family="text">
      <style:text-properties fo:color="#66cc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color="#cc00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0000ff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font-name="Arial4" style:font-name-asian="Arial4" style:font-name-complex="Arial4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1cm" svg:x="1.471cm" svg:y="4.718cm" presentation:class="title" presentation:user-transformed="true">
          <draw:text-box>
            <text:p>Shared memory and Atomics<text:line-break/>(proposal)<text:line-break/><text:line-break/><text:span text:style-name="T1">ECMA TC39 Septemb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7.705cm" svg:x="1.4cm" svg:y="4.914cm" presentation:class="outline" presentation:user-transformed="true">
          <draw:text-box>
            <text:p text:style-name="P2"><text:span text:style-name="T2">Effective use of multiple cores in ES</text:span></text:p>
            <text:p text:style-name="P2"><text:span text:style-name="T2"/></text:p>
            <text:p text:style-name="P2"><text:span text:style-name="T2">2-8 cores are common now</text:span></text:p>
            <text:p text:style-name="P2"><text:span text:style-name="T2">Native apps are threaded</text:span></text:p>
            <text:p text:style-name="P2"><text:span text:style-name="T2"/></text:p>
            <text:p text:style-name="P2"><text:span text:style-name="T2">ES gets one core + a slow pipe to workers; no shared state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6" draw:text-style-name="P1" draw:layer="layout" svg:width="25.199cm" svg:height="15.151cm" svg:x="1.4cm" svg:y="4.268cm" presentation:class="subtitle" presentation:user-transformed="true">
          <draw:text-box>
            <text:p text:style-name="P2"><text:span text:style-name="T2">asm.js</text:span></text:p>
            <text:list text:style-name="L1">
              <text:list-item>
                <text:p text:style-name="P2">pthreads in translated C/C++ code</text:p>
              </text:list-item>
              <text:list-item>
                <text:p text:style-name="P2">Support for safe threaded languages</text:p>
              </text:list-item>
            </text:list>
            <text:p text:style-name="P2"/>
            <text:p text:style-name="P2"/>
            <text:p text:style-name="P2"><text:span text:style-name="T2">“</text:span><text:span text:style-name="T2">Plain” ES</text:span></text:p>
            <text:list text:continue-numbering="true" text:style-name="L1">
              <text:list-item>
                <text:p text:style-name="P2">Shared state and multicore computation</text:p>
              </text:list-item>
              <text:list-item>
                <text:p text:style-name="P2">Fast, synchronous message passing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omises and constrain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Use cases <text:span text:style-name="T3">conflict</text:span>:</text:p>
            <text:list text:style-name="L2">
              <text:list-item>
                <text:p>asm.js has flat memory, no GC, strong types</text:p>
              </text:list-item>
              <text:list-item>
                <text:p>“Plain” ES is object-based, GCd, weak types</text:p>
              </text:list-item>
            </text:list>
            <text:p/>
            <text:p>Can a compromise solution serve both?</text:p>
            <text:p/>
            <text:p>For asm.js, the memory model must be largely compatible with C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9" draw:text-style-name="P4" draw:layer="layout" svg:width="25.199cm" svg:height="17.041cm" svg:x="1.4cm" svg:y="5.018cm" presentation:class="subtitle" presentation:user-transformed="true">
          <draw:text-box>
            <text:p text:style-name="P2"><text:span text:style-name="T2">Provide low-level facilities</text:span></text:p>
            <text:list text:style-name="L1">
              <text:list-item>
                <text:p text:style-name="P2">SharedArrayBuffer + TypedArray</text:p>
              </text:list-item>
              <text:list-item>
                <text:p text:style-name="P2">Atomic operations</text:p>
              </text:list-item>
              <text:list-item>
                <text:p text:style-name="P2">Concurrent agents</text:p>
              </text:list-item>
              <text:list-item>
                <text:p text:style-name="P2">Agent sleep/wakeup operations</text:p>
              </text:list-item>
            </text:list>
            <text:p text:style-name="P2"/>
            <text:p text:style-name="P2"/>
            <text:p text:style-name="P2"><text:span text:style-name="T2">Build higher level facilities</text:span></text:p>
            <text:list text:continue-numbering="true" text:style-name="L1">
              <text:list-item>
                <text:p text:style-name="P2">Locks, barriers, synchronic objects</text:p>
              </text:list-item>
              <text:list-item>
                <text:p text:style-name="P2">Communication channels</text:p>
              </text:list-item>
              <text:list-item>
                <text:p text:style-name="P2">Parallel computation abstractions</text:p>
              </text:list-item>
            </text:list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PI: Shared memory</text:p>
          </draw:text-box>
        </draw:frame>
        <draw:frame presentation:style-name="pr10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4">var sab = new </text:span><text:span text:style-name="T5">SharedArrayBuffer</text:span><text:span text:style-name="T4">(size)</text:span></text:p>
            <text:p><text:span text:style-name="T6"/></text:p>
            <text:p><text:span text:style-name="T6">Like ArrayBuffer but:</text:span></text:p>
            <text:list text:style-name="L2">
              <text:list-item>
                <text:p><text:span text:style-name="T6">cannot be neutered</text:span></text:p>
              </text:list-item>
              <text:list-item>
                <text:p><text:span text:style-name="T6">memory becomes shared when it is transfered to another agent</text:span></text:p>
              </text:list-item>
              <text:list-item>
                <text:p><text:span text:style-name="T6">implementations must GC these across agents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PI: Views on shared memory</text:p>
          </draw:text-box>
        </draw:frame>
        <draw:frame presentation:style-name="pr11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4"><text:s text:c="4"/></text:span><text:span text:style-name="T4">var sab = new </text:span><text:span text:style-name="T5">SharedArrayBuffer</text:span><text:span text:style-name="T4">(size)</text:span></text:p>
            <text:p><text:span text:style-name="T4"><text:s text:c="4"/></text:span><text:span text:style-name="T4">var ia = new </text:span><text:span text:style-name="T5">Int32Array</text:span><text:span text:style-name="T4">(sab)</text:span></text:p>
            <text:p><text:span text:style-name="T4"><text:s text:c="4"/></text:span><text:span text:style-name="T4">var fa = new </text:span><text:span text:style-name="T5">Float64Array</text:span><text:span text:style-name="T4">(sab, 8, 10)</text:span></text:p>
            <text:p/>
            <text:p>Complicates TA spec a little</text:p>
            <text:p>Memory access through views is <text:span text:style-name="T3">racy</text:span>, but <text:span text:style-name="T3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I: Atomic opera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4"><text:s text:c="4"/></text:span><text:span text:style-name="T4">Atomics.load(ia, n)</text:span></text:p>
            <text:p><text:span text:style-name="T4"><text:s text:c="4"/></text:span><text:span text:style-name="T4">Atomics.store(ia, n, value)</text:span></text:p>
            <text:p><text:span text:style-name="T4"><text:s text:c="4"/></text:span><text:span text:style-name="T4">Atomics.compareExchange(ia, n, expectVal,</text:span></text:p>
            <text:p><text:span text:style-name="T4"><text:s text:c="28"/></text:span><text:span text:style-name="T4">replaceVal)</text:span></text:p>
            <text:p><text:span text:style-name="T4"><text:s text:c="4"/></text:span><text:span text:style-name="T4">Atomics.exchange(ia, n, value)</text:span></text:p>
            <text:p><text:span text:style-name="T4"><text:s text:c="4"/></text:span><text:span text:style-name="T4">Atomics.add(ia, n, value)</text:span></text:p>
            <text:p><text:span text:style-name="T4"><text:s text:c="4"/></text:span><text:span text:style-name="T4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I: Thread sleep and wakeup</text:p>
          </draw:text-box>
        </draw:frame>
        <draw:frame presentation:style-name="pr7" draw:layer="layout" svg:width="25.199cm" svg:height="13.859cm" svg:x="1.4cm" svg:y="4.914cm" presentation:class="outline">
          <draw:text-box>
            <text:p>Modeled on Linux “futex” (fast user-space mutex)</text:p>
            <text:p/>
            <text:p><text:span text:style-name="T4">Atomics.futexWait(i32a, loc, expect, timeout)</text:span></text:p>
            <text:p><text:span text:style-name="T4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: mutex lock()</text:p>
          </draw:text-box>
        </draw:frame>
        <draw:frame presentation:style-name="pr4" draw:text-style-name="P6" draw:layer="layout" svg:width="25.199cm" svg:height="15.072cm" svg:x="1.4cm" svg:y="4.914cm" presentation:class="outline" presentation:user-transformed="true">
          <draw:text-box>
            <text:p text:style-name="P5"><text:span text:style-name="T7">// State 0 = unshared, 1 = excusive, 2 = maybe contended</text:span></text:p>
            <text:p text:style-name="P5"><text:span text:style-name="T8"/></text:p>
            <text:p text:style-name="P5"><text:span text:style-name="T8">Lock.prototype.lock = </text:span><text:span text:style-name="T9">function</text:span><text:span text:style-name="T8"> () {</text:span></text:p>
            <text:p text:style-name="P5"><text:span text:style-name="T8"><text:s text:c="2"/></text:span><text:span text:style-name="T9">const</text:span><text:span text:style-name="T8"> iab = </text:span><text:span text:style-name="T9">this</text:span><text:span text:style-name="T8">.iab; <text:s text:c="9"/></text:span><text:span text:style-name="T7">// Int32Array (shared)</text:span></text:p>
            <text:p text:style-name="P5"><text:span text:style-name="T8"><text:s text:c="2"/></text:span><text:span text:style-name="T9">const</text:span><text:span text:style-name="T8"> idx = </text:span><text:span text:style-name="T9">this</text:span><text:span text:style-name="T8">.stateIdx; <text:s text:c="4"/></text:span><text:span text:style-name="T7">// Index in iab</text:span></text:p>
            <text:p text:style-name="P5"><text:span text:style-name="T8"><text:s text:c="2"/></text:span><text:span text:style-name="T9">var</text:span><text:span text:style-name="T8"> c;</text:span></text:p>
            <text:p text:style-name="P5"><text:span text:style-name="T8"><text:s text:c="2"/></text:span><text:span text:style-name="T9">if</text:span><text:span text:style-name="T8">((c = Atomics.</text:span><text:span text:style-name="T10">compareExchange</text:span><text:span text:style-name="T8">(iab, idx, 0, 1)) != 0) {</text:span></text:p>
            <text:p text:style-name="P5"><text:span text:style-name="T8"><text:s text:c="4"/></text:span><text:span text:style-name="T9">do</text:span><text:span text:style-name="T8"> {</text:span></text:p>
            <text:p text:style-name="P5"><text:span text:style-name="T8"><text:s text:c="6"/></text:span><text:span text:style-name="T9">if</text:span><text:span text:style-name="T8">(c == 2 ||</text:span></text:p>
            <text:p text:style-name="P5"><text:span text:style-name="T8"><text:s text:c="9"/></text:span><text:span text:style-name="T8">Atomics.</text:span><text:span text:style-name="T10">compareExchange</text:span><text:span text:style-name="T8">(iab, idx, 1, 2) != 0)</text:span></text:p>
            <text:p text:style-name="P5"><text:span text:style-name="T8"><text:s text:c="6"/></text:span><text:span text:style-name="T8">{</text:span></text:p>
            <text:p text:style-name="P5"><text:span text:style-name="T8"><text:s text:c="9"/></text:span><text:span text:style-name="T8">Atomics.</text:span><text:span text:style-name="T10">futexWait</text:span><text:span text:style-name="T8">(iab, idx, 2);</text:span></text:p>
            <text:p text:style-name="P5"><text:span text:style-name="T8"><text:s text:c="6"/></text:span><text:span text:style-name="T8">}</text:span></text:p>
            <text:p text:style-name="P5"><text:span text:style-name="T8"><text:s text:c="4"/></text:span><text:span text:style-name="T8">} </text:span><text:span text:style-name="T9">while</text:span><text:span text:style-name="T8">((c=Atomics.</text:span><text:span text:style-name="T10">compareExchange</text:span><text:span text:style-name="T8">(iab,idx, 0, 2))!=0);</text:span></text:p>
            <text:p text:style-name="P5"><text:span text:style-name="T8"><text:s text:c="2"/></text:span><text:span text:style-name="T8">}</text:span></text:p>
            <text:p text:style-name="P5"><text:span text:style-name="T8">}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: mutex unlock()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p text:style-name="P5"><text:span text:style-name="T7">// State 0 = unshared, 1 = excusive, 2 = maybe contended</text:span></text:p>
            <text:p text:style-name="P5"><text:span text:style-name="T8"/></text:p>
            <text:p text:style-name="P5"><text:span text:style-name="T8">Lock.prototype.unlock = </text:span><text:span text:style-name="T9">function</text:span><text:span text:style-name="T8"> () {</text:span></text:p>
            <text:p text:style-name="P5"><text:span text:style-name="T8"><text:s text:c="2"/></text:span><text:span text:style-name="T9">const</text:span><text:span text:style-name="T8"> iab = </text:span><text:span text:style-name="T9">this</text:span><text:span text:style-name="T8">.iab; <text:s text:c="9"/></text:span><text:span text:style-name="T7">// Int32Array (shared)</text:span></text:p>
            <text:p text:style-name="P5"><text:span text:style-name="T8"><text:s text:c="2"/></text:span><text:span text:style-name="T9">const</text:span><text:span text:style-name="T8"> idx = </text:span><text:span text:style-name="T9">this</text:span><text:span text:style-name="T8">.stateIdx; <text:s text:c="4"/></text:span><text:span text:style-name="T7">// Index in iab</text:span></text:p>
            <text:p text:style-name="P5"><text:span text:style-name="T8"><text:s text:c="2"/></text:span><text:span text:style-name="T9">var</text:span><text:span text:style-name="T8"> v0 = Atomics.</text:span><text:span text:style-name="T10">sub</text:span><text:span text:style-name="T8">(iab, idx, 1);</text:span></text:p>
            <text:p text:style-name="P5"><text:span text:style-name="T8"><text:s text:c="2"/></text:span><text:span text:style-name="T9">if</text:span><text:span text:style-name="T8"> (v0 != 1) {</text:span></text:p>
            <text:p text:style-name="P5"><text:span text:style-name="T8"><text:s text:c="4"/></text:span><text:span text:style-name="T8">Atomics.</text:span><text:span text:style-name="T10">store</text:span><text:span text:style-name="T8">(iab, idx, 0);</text:span></text:p>
            <text:p text:style-name="P5"><text:span text:style-name="T8"><text:s text:c="4"/></text:span><text:span text:style-name="T8">Atomics.</text:span><text:span text:style-name="T10">futexWake</text:span><text:span text:style-name="T8">(iab, idx, 1);</text:span></text:p>
            <text:p text:style-name="P5"><text:span text:style-name="T8"><text:s text:c="2"/></text:span><text:span text:style-name="T8">}</text:span></text:p>
            <text:p text:style-name="P5"><text:span text:style-name="T8">}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12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3">agents</text:span></text:p>
            <text:p><text:span text:style-name="T12">Define agents in terms of </text:span><text:span text:style-name="T3">ES6 jobs</text:span></text:p>
            <text:p><text:span text:style-name="T12">Give jobs a </text:span><text:span text:style-name="T3">forward progress guarantee</text:span></text:p>
            <text:p><text:span text:style-name="T12"/></text:p>
            <text:p><text:span text:style-name="T12">The means of sharing a SAB among agents is mapping-specific.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13" draw:layer="layout" svg:width="25.199cm" svg:height="13.859cm" svg:x="1.4cm" svg:y="4.914cm" presentation:class="outline">
          <draw:text-box>
            <text:p><text:span text:style-name="T12">In a browser, an agent could be a web worker</text:span></text:p>
            <text:list text:style-name="L2">
              <text:list-item>
                <text:p><text:span text:style-name="T12">SAB sharing is by postMessage</text:span></text:p>
              </text:list-item>
              <text:list-item>
                <text:p><text:span text:style-name="T12">Web worker semantics need work...</text:span></text:p>
              </text:list-item>
            </text:list>
            <text:p><text:span text:style-name="T12"/></text:p>
            <text:p><text:span text:style-name="T12">In a non-browser setting (SpiderMonkey shell)</text:span></text:p>
            <text:list text:continue-numbering="true" text:style-name="L2">
              <text:list-item>
                <text:p><text:span text:style-name="T12">concurrent thread, separate global environment</text:span></text:p>
              </text:list-item>
              <text:list-item>
                <text:p><text:span text:style-name="T12">mailbox mechanism for sharing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 concerns</text:p>
          </draw:text-box>
        </draw:frame>
        <draw:frame presentation:style-name="pr4" draw:layer="layout" svg:width="25.199cm" svg:height="15.334cm" svg:x="1.4cm" svg:y="4.914cm" presentation:class="outline" presentation:user-transformed="true">
          <draw:text-box>
            <text:list text:style-name="L2">
              <text:list-item>
                <text:p>Tricky to block on the main thread in browsers?</text:p>
              </text:list-item>
              <text:list-item>
                <text:p>“Subcontracting” - main browser thread acts on behalf of a worker</text:p>
                <text:list>
                  <text:list-item>
                    <text:p>Possible to deadlock if main thread is waiting</text:p>
                  </text:list-item>
                  <text:list-item>
                    <text:p>But makes workers not truly concurrent</text:p>
                  </text:list-item>
                  <text:list-item>
                    <text:p>So where's the bug?</text:p>
                  </text:list-item>
                </text:list>
              </text:list-item>
              <text:list-item>
                <text:p>Subcontracting for UI and other things are also problematic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14" draw:layer="layout" svg:width="25.199cm" svg:height="15.351cm" svg:x="1.4cm" svg:y="4.914cm" presentation:class="outline" presentation:user-transformed="true">
          <draw:text-box>
            <text:p><text:span text:style-name="T12">Atomics in the program are totally ordered.</text:span></text:p>
            <text:p/>
            <text:p>Conventional <text:span text:style-name="T3">happens-before</text:span> relation:</text:p>
            <text:list text:style-name="L3">
              <text:list-item>
                <text:p>Program order (intra-agent)</text:p>
              </text:list-item>
              <text:list-item>
                <text:p>Atomic-write <text:span text:style-name="T13">→</text:span> atomic-read (inter-agent)</text:p>
              </text:list-item>
              <text:list-item>
                <text:p>futexWake called <text:span text:style-name="T13">→ futexWait returns (ditto)</text:span></text:p>
              </text:list-item>
            </text:list>
            <text:p/>
            <text:p>Unordered accesses create a <text:span text:style-name="T3">data race</text:span><text:span text:style-name="T12">.</text:span></text:p>
            <text:p><text:span text:style-name="T12">Race-free programs are sequentially consist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Races are <text:span text:style-name="T3">safe</text:span><text:span text:style-name="T12">: Programs don't blow up.</text:span></text:p>
            <text:p><text:span text:style-name="T12"/></text:p>
            <text:p><text:span text:style-name="T12">But races are </text:span><text:span text:style-name="T3">unpredictable</text:span><text:span text:style-name="T12">: A race poisons memory by writing garbage.</text:span></text:p>
            <text:p><text:span text:style-name="T12"/></text:p>
            <text:p><text:span text:style-name="T12">A race affects (at least) the union of the locations in the racing accesses. <text:s/>Fine points are TB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2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</text:list>
            <text:p/>
            <text:p>C11, C++11 have similar issues, unsound?</text:p>
            <text:p/>
            <text:p>Java better? <text:s/>But complex and sub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memory model issu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“relaxed” atomics – we probably want them but they are complicated</text:p>
              </text:list-item>
              <text:list-item>
                <text:p>No “acquire-release” atomics – ditto, though weaker use case</text:p>
              </text:list-item>
              <text:list-item>
                <text:p>Shared memory can be used to implement high-precision timers (you just count), which can be used to simplify cache sniffing attacks</text:p>
              </text:list-item>
              <text:list-item>
                <text:p>Misc minor issues, see github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25.199cm" svg:height="13.091cm" svg:x="1.4cm" svg:y="4.914cm" presentation:class="outline" presentation:user-transformed="true">
          <draw:text-box>
            <text:p>Spec is stable; memory model is being refined</text:p>
            <text:p/>
            <text:p>In Firefox Nightly since Q1 2015; demo-level code for asm.js, plain JS is running</text:p>
            <text:p><text:s/></text:p>
            <text:p>Google have committed publicly, at least in part</text:p>
            <text:p/>
            <text:p>Apple, Microsoft aware of work, no public sign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's wrong with worker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way to detect if a worker was</text:p>
                <text:list>
                  <text:list-item>
                    <text:p>Started (resource constraints)</text:p>
                  </text:list-item>
                  <text:list-item>
                    <text:p>Terminated</text:p>
                  </text:list-item>
                </text:list>
              </text:list-item>
              <text:list-item>
                <text:p>No forward progress guarantee</text:p>
              </text:list-item>
              <text:list-item>
                <text:p>Browser may kill a worker <text:span text:style-name="T3">at any time for any reason</text:span>, clearly overbr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15" draw:layer="layout" svg:width="25.199cm" svg:height="13.39cm" svg:x="1.4cm" svg:y="4.914cm" presentation:class="outline" presentation:user-transformed="true">
          <draw:text-box>
            <text:p text:style-name="P7"><text:span text:style-name="T14">Acquire/release desirable for performance</text:span></text:p>
            <text:p text:style-name="P7"><text:span text:style-name="T15"><text:s text:c="2"/></text:span><text:span text:style-name="T15">Atomics.storeRelease(iab, loc, val)</text:span></text:p>
            <text:p text:style-name="P7"><text:span text:style-name="T15"><text:s text:c="2"/></text:span><text:span text:style-name="T15">Atomics.loadAcquire(iab, loc)</text:span></text:p>
            <text:p text:style-name="P7"><text:span text:style-name="T16">Relaxed desirable for special cases</text:span></text:p>
            <text:p text:style-name="P7"><text:span text:style-name="T15"><text:s text:c="2"/></text:span><text:span text:style-name="T15">Atomics.loadRelaxed(iab, loc)</text:span></text:p>
            <text:p text:style-name="P7"><text:span text:style-name="T15"><text:s text:c="2"/></text:span><text:span text:style-name="T15">Atomics.storeRelaxed(iab, loc, val)</text:span></text:p>
            <text:p text:style-name="P7"><text:span text:style-name="T16"/></text:p>
            <text:p text:style-name="P7"><text:span text:style-name="T16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“Racy-jQuery” (1)</text:p>
          </draw:text-box>
        </draw:frame>
        <draw:frame presentation:style-name="pr4" draw:layer="layout" svg:width="25.199cm" svg:height="14.353cm" svg:x="1.4cm" svg:y="4.914cm" presentation:class="outline" presentation:user-transformed="true">
          <draw:text-box>
            <text:p>Fear that the web will become racy when a horde of casual scripters start using shared memory</text:p>
            <text:p/>
            <text:p>Not unwarranted but overblown IMO</text:p>
            <text:p/>
            <text:p>Experiments are probably needed to settle this (ie, deployment and PR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Racy-jQuery” (2)</text:p>
          </draw:text-box>
        </draw:frame>
        <draw:frame presentation:style-name="pr4" draw:layer="layout" svg:width="25.199cm" svg:height="14.001cm" svg:x="1.4cm" svg:y="4.914cm" presentation:class="outline" presentation:user-transformed="true">
          <draw:text-box>
            <text:p text:style-name="P8">Restrictions have been suggested:</text:p>
            <text:list text:style-name="L2">
              <text:list-item>
                <text:p text:style-name="P9">Main thread can access shared memory when workers are stopped (callback, probe)</text:p>
              </text:list-item>
              <text:list-item>
                <text:p text:style-name="P9">Main thread has no access to shared memory at all (proxy through workers)</text:p>
              </text:list-item>
              <text:list-item>
                <text:p text:style-name="P9">Workers must opt in to use shared memory (pragma, constructor flag, special module)</text:p>
              </text:list-item>
            </text:list>
            <text:p text:style-name="P9"/>
            <text:p text:style-name="P9">But how eff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14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?</text:p>
          </draw:text-box>
        </draw:frame>
        <draw:frame presentation:style-name="pr4" draw:layer="layout" svg:width="25.199cm" svg:height="12.592cm" svg:x="1.4cm" svg:y="4.914cm" presentation:class="outline" presentation:user-transformed="true">
          <draw:text-box>
            <text:p>e.g., proper atomic cells (“Synchronic”), mutexes</text:p>
            <text:p/>
            <text:p>Hard to reconcile with asm.js needs</text:p>
            <text:list text:style-name="L2">
              <text:list-item>
                <text:p>Atomic objects require some type of storage management and initialization</text:p>
              </text:list-item>
              <text:list-item>
                <text:p>Problematic for pthreads, C++11 atomic&lt;&gt;, as well as C11 atomics</text:p>
              </text:list-item>
              <text:list-item>
                <text:p>“Rich” features may serve fewer us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Why not just for asm.js</text:p>
          </draw:text-box>
        </draw:frame>
        <draw:frame presentation:style-name="pr16" draw:layer="layout" svg:width="25.199cm" svg:height="13.59cm" svg:x="1.4cm" svg:y="4.914cm" presentation:class="outline" presentation:user-transformed="true">
          <draw:text-box>
            <text:p>Some tasks are best/only done in JS callouts</text:p>
            <text:list text:style-name="L2">
              <text:list-item>
                <text:p>I/O</text:p>
              </text:list-item>
              <text:list-item>
                <text:p>Thread management</text:p>
              </text:list-item>
              <text:list-item>
                <text:p>Runtime tasks in general</text:p>
              </text:list-item>
            </text:list>
            <text:p/>
            <text:p>JS has data structures, easier to program</text:p>
            <text:p/>
            <text:p>The callout needs at least some shmem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2DT19H51M43S</meta:editing-duration>
    <meta:editing-cycles>51</meta:editing-cycles>
    <dc:date>2015-09-22T07:55:35.141401000</dc:date>
    <meta:generator>LibreOffice/5.0.1.2$MacOSX_X86_64 LibreOffice_project/81898c9f5c0d43f3473ba111d7b351050be20261</meta:generator>
    <meta:document-statistic meta:object-count="128"/>
  </office:meta>
</office:document-meta>
</file>